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6" table:default-cell-style-name="ce30"/>
        <table:table-column table:style-name="co8" table:default-cell-style-name="ce30"/>
        <table:table-column table:style-name="co9" table:number-columns-repeated="55" table:default-cell-style-name="ce30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4" office:value-type="string" calcext:value-type="string">
            <text:p>OBS.: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8-30" calcext:value-type="date">
            <text:p>30/08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9-30" calcext:value-type="date">
            <text:p>30/09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0-30" calcext:value-type="date">
            <text:p>30/10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02" calcext:value-type="date">
            <text:p>02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6]-[.F6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7]-[.F7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05" calcext:value-type="date">
            <text:p>05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31" calcext:value-type="date">
            <text:p>31/03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5-02" calcext:value-type="date">
            <text:p>02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6-02" calcext:value-type="date">
            <text:p>02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01" calcext:value-type="date">
            <text:p>01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ce52" office:value-type="string" calcext:value-type="string">
            <text:p>TOTAL</text:p>
          </table:table-cell>
          <table:table-cell table:style-name="ce38" table:formula="of:=SUM([.H2:.H12])" office:value-type="float" office:value="0" calcext:value-type="float">
            <text:p>-</text:p>
          </table:table-cell>
          <table:table-cell table:style-name="ce44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Default" table:number-columns-repeated="3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Obs.: ao fazer seus pagamentos, por gentileza efetue os depósitos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em nome de <text:span text:style-name="T1">LBM ESCRITÓRIO DE SERVIÇOS IBIÚNA LTDA.,</text:span>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8" office:value-type="string" calcext:value-type="string">
            <text:p>BB c/c 13940-8, agência 0825-7.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3" table:number-rows-repeated="2">
          <table:table-cell table:style-name="ce31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31986">
          <table:table-cell table:style-name="ce32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101657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2">
      <number:text>-</number:text>
      <style:map style:condition="value()&gt;0" style:apply-style-name="N112P0"/>
      <style:map style:condition="value()&lt;0" style:apply-style-name="N112P1"/>
    </number:number-style>
    <number:date-style style:name="N113">
      <number:month number:style="long"/>
      <number:text>/</number:text>
      <number:year number:style="long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percentage-style style:name="N120">
      <number:number number:decimal-places="1" number:min-decimal-places="1" number:min-integer-digits="1"/>
      <number:text>%</number:text>
    </number:percentag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</number:text>
      <number:month number:style="long"/>
      <number:text>.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number-style style:name="N146P0" style:volatile="true">
      <number:text>R$"</number:text>
      <number:number number:decimal-places="0" number:min-decimal-places="0" number:min-integer-digits="0"/>
      <number:text>"</number:text>
    </number:number-style>
    <number:currency-style style:name="N14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6P0"/>
    </number:currency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""""""""""""""""""</number:text>
    </number:number-style>
    <number:number-style style:name="N150P1" style:volatile="true">
      <number:text>R$(""""""""""""""""""""""""""""""""""""""""""""""""""</number:text>
    </number:number-style>
    <number:number-style style:name="N150">
      <number:text>R$-""""""""""""""""""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 DM"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</number:date-style>
    <number:number-style style:name="N154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4">
      <number:text>(</number:text>
      <number:currency-symbol/>
      <number:text>\,)</number:text>
      <style:map style:condition="value()&gt;=0" style:apply-style-name="N154P0"/>
    </number:currency-style>
    <number:time-style style:name="N155">
      <number:minutes number:style="long"/>
      <number:text>:</number:text>
      <number:seconds number:style="long"/>
    </number:time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7">
      <number:text>R$-""""""""""""""""""""""""""""""""</number:text>
      <style:map style:condition="value()&gt;0" style:apply-style-name="N157P0"/>
      <style:map style:condition="value()&lt;0" style:apply-style-name="N157P1"/>
    </number:number-style>
    <number:date-style style:name="N158">
      <number:day number:style="long"/>
      <number:text>. </number:text>
      <number:month number:textual="true"/>
      <number:text> </number:text>
      <number:year/>
    </number:date-style>
    <number:date-style style:name="N159">
      <number:month number:textual="true"/>
      <number:text> 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2:23.254000000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2:23.2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7-14T16:53:20.707000000</dc:date>
    <dc:language>pt-PT</dc:language>
    <meta:editing-cycles>428</meta:editing-cycles>
    <meta:editing-duration>PT13H56M35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